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List">
      <style:text-properties officeooo:paragraph-rsid="0006879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068796"/>
    </style:style>
    <style:style style:name="T8" style:family="text">
      <style:text-properties officeooo:rsid="0020f1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text:span text:style-name="T7">2.0</text:span></text:p>
      <text:p text:style-name="P6">Mobile Devices Configuration Guide</text:p>
      <text:p text:style-name="P3"/>
      <text:p text:style-name="P14">Copyright © <text:s/>2009-201<text:span text:style-name="T7">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7">2.0</text:span> – <text:span text:style-name="T7">February</text:span> 201<text:span text:style-name="T7">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8</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text:span text:style-name="T7">2.0</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P19">❏<text:tab/>Two-way synchronization support with any <text:span text:style-name="T8">Microsoft ActiveSync</text:span>-capable device, <text:span text:style-name="T8">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8"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use the native address book application with SOGo using the CardDAV protocol. To configure the address book application so it works with SOGo, create a new CardDAV account and specify your server name. In the <text:span text:style-name="Keyword">Advanced Settings</text:span>, set the port to 8800.</text:p>
      <text:p text:style-name="Standard">On iOS prior to version 4, you must install the Funambol client and configure the <text:span text:style-name="T6">sogo-card</text:span> source.</text:p>
      <text:p text:style-name="Standard"/>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3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13</meta:editing-cycles>
    <meta:editing-duration>PT4H58M22S</meta:editing-duration>
    <dc:date>2014-02-19T14:34:59.013816000</dc:date>
    <meta:document-statistic meta:table-count="0" meta:image-count="2" meta:object-count="0" meta:page-count="14" meta:paragraph-count="154" meta:word-count="1989" meta:character-count="12680" meta:non-whitespace-character-count="10784"/>
    <meta:user-defined meta:name="Info 1"/>
    <meta:user-defined meta:name="Info 2"/>
    <meta:user-defined meta:name="Info 3"/>
    <meta:user-defined meta:name="Info 4"/>
  </office:meta>
</office:document-meta>
</file>